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035e"/>
    </style:style>
    <style:style style:name="T1" style:family="text">
      <style:text-properties officeooo:rsid="001b03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ockups</text:h>
      <text:p text:style-name="P1"><text:span text:style-name="T1">Immagini relative ai mockups preferibilmente suddivise per attori. Ad ogni mochup deve essere associata una descrizi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43:12</meta:creation-date>
    <dc:date>2012-10-16T22:07:17.96</dc:date>
    <meta:editing-duration>P0D</meta:editing-duration>
    <meta:editing-cycles>2</meta:editing-cycles>
    <meta:document-statistic meta:table-count="0" meta:image-count="0" meta:object-count="0" meta:page-count="1" meta:paragraph-count="2" meta:word-count="17" meta:character-count="126" meta:non-whitespace-character-count="111"/>
  </office:meta>
</office:document-meta>
</file>